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300000282D175EF861BC9D798.png" manifest:media-type="image/png"/>
  <manifest:file-entry manifest:full-path="Pictures/100000000000028300000282832B4D436AF6340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25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2.55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1.55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0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95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526cm" fo:min-width="0cm"/>
    </style:style>
    <style:style style:name="gr7" style:family="graphic" style:parent-style-name="standard">
      <style:graphic-properties draw:fill-color="#579d1c" draw:textarea-horizontal-align="justify" draw:textarea-vertical-align="middle" draw:auto-grow-height="false" fo:min-height="0.526cm" fo:min-width="0cm"/>
    </style:style>
    <style:style style:name="gr8" style:family="graphic" style:parent-style-name="standard">
      <style:graphic-properties draw:fill-color="#579d1c" draw:textarea-horizontal-align="justify" draw:textarea-vertical-align="middle" draw:auto-grow-height="false" fo:min-height="0.95cm" fo:min-width="0cm"/>
    </style:style>
    <style:style style:name="gr9" style:family="graphic" style:parent-style-name="standard">
      <style:graphic-properties draw:fill-color="#579d1c" draw:textarea-horizontal-align="justify" draw:textarea-vertical-align="middle" draw:auto-grow-height="false" fo:min-height="1.55cm" fo:min-width="0cm"/>
    </style:style>
    <style:style style:name="gr10" style:family="graphic" style:parent-style-name="standard">
      <style:graphic-properties draw:fill-color="#579d1c" draw:textarea-horizontal-align="justify" draw:textarea-vertical-align="middle" draw:auto-grow-height="false" fo:min-height="2.55cm" fo:min-width="0cm"/>
    </style:style>
    <style:style style:name="gr1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fill="solid" draw:fill-color="#0084d1" draw:textarea-horizontal-align="justify" draw:textarea-vertical-align="middle" draw:auto-grow-height="false" fo:min-height="0cm" fo:min-width="0.81cm"/>
    </style:style>
    <style:style style:name="gr13" style:family="graphic" style:parent-style-name="standard">
      <style:graphic-properties draw:fill="solid" draw:fill-color="#0084d1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fill="solid" draw:fill-color="#0084d1" draw:textarea-horizontal-align="justify" draw:textarea-vertical-align="middle" draw:auto-grow-height="false" fo:min-height="0cm" fo:min-width="0cm"/>
      <style:paragraph-properties style:writing-mode="lr-tb"/>
    </style:style>
    <style:style style:name="gr15" style:family="graphic" style:parent-style-name="standard">
      <style:graphic-properties svg:stroke-color="#579d1c" draw:fill="solid" draw:fill-color="#579d1c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fill="solid" draw:fill-color="#0084d1" draw:textarea-horizontal-align="justify" draw:textarea-vertical-align="middle" draw:auto-grow-height="false" fo:min-height="0cm" fo:min-width="1.075cm"/>
    </style:style>
    <style:style style:name="gr17" style:family="graphic" style:parent-style-name="standard">
      <style:graphic-properties draw:fill="solid" draw:fill-color="#0084d1" draw:textarea-horizontal-align="justify" draw:textarea-vertical-align="middle" draw:auto-grow-height="false" fo:min-height="0cm" fo:min-width="4.838cm"/>
    </style:style>
    <style:style style:name="gr18" style:family="graphic" style:parent-style-name="standard">
      <style:graphic-properties draw:fill="solid" draw:fill-color="#0084d1" draw:textarea-horizontal-align="justify" draw:textarea-vertical-align="middle" draw:auto-grow-height="false" fo:min-height="0cm" fo:min-width="8.6cm"/>
    </style:style>
    <style:style style:name="gr19" style:family="graphic" style:parent-style-name="standard">
      <style:graphic-properties draw:fill="solid" draw:fill-color="#0084d1" draw:textarea-horizontal-align="justify" draw:textarea-vertical-align="middle" draw:auto-grow-height="false" fo:min-height="0cm" fo:min-width="12.36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1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579d1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84d1"/>
      <style:paragraph-properties fo:text-align="center"/>
    </style:style>
    <style:style style:name="P5" style:family="paragraph">
      <loext:graphic-properties draw:fill="solid" draw:fill-color="#0084d1"/>
      <style:paragraph-properties fo:text-align="center" style:writing-mode="lr-tb"/>
    </style:style>
    <style:style style:name="P6" style:family="paragraph">
      <loext:graphic-properties draw:fill="solid" draw:fill-color="#579d1c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1" draw:layer="layout" svg:width="0.5cm" svg:height="4.5cm" svg:x="3.6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.8cm" svg:x="3.6cm" svg:y="6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.8cm" svg:x="5.6cm" svg:y="6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1.8cm" svg:x="5.6cm" svg:y="10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1.8cm" svg:x="7.7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5cm" svg:height="1.2cm" svg:x="7.7cm" svg:y="12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cm" svg:height="1.2cm" svg:x="9.8cm" svg:y="1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cm" svg:height="0.776cm" svg:x="9.8cm" svg:y="14.3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cm" svg:height="0.776cm" svg:x="10.9cm" svg:y="14.3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5cm" svg:height="0.776cm" svg:x="12.2cm" svg:y="14.3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cm" svg:height="1.2cm" svg:x="12.2cm" svg:y="12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cm" svg:height="1.2cm" svg:x="13.3cm" svg:y="1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5cm" svg:height="1.2cm" svg:x="14.6cm" svg:y="1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1.8cm" svg:x="14.6cm" svg:y="10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1.8cm" svg:x="15.7cm" svg:y="10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cm" svg:height="1.8cm" svg:x="16.9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.8cm" svg:x="16.9cm" svg:y="6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.8cm" svg:x="18cm" svg:y="6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2.8cm" svg:x="19.2cm" svg:y="6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4.5cm" svg:x="19.2cm" svg:y="1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4.5cm" svg:x="20.3cm" svg:y="1.6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0.503cm" svg:height="4.503cm" svg:x="0.5cm" svg:y="1.5cm">
          <draw:image xlink:href="Pictures/100000000000028300000282D175EF861BC9D798.png" xlink:type="simple" xlink:show="embed" xlink:actuate="onLoad" draw:mime-type="image/png">
            <text:p/>
          </draw:image>
        </draw:frame>
        <draw:custom-shape draw:style-name="gr1" draw:text-style-name="P1" draw:layer="layout" svg:width="0.5cm" svg:height="4.5cm" svg:x="2.5cm" svg:y="1.5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0.503cm" svg:height="4.503cm" svg:x="23.497cm" svg:y="1.597cm">
          <draw:image xlink:href="Pictures/100000000000028300000282832B4D436AF63409.png" xlink:type="simple" xlink:show="embed" xlink:actuate="onLoad" draw:mime-type="image/png">
            <text:p/>
          </draw:image>
        </draw:frame>
        <draw:custom-shape draw:style-name="gr1" draw:text-style-name="P1" draw:layer="layout" svg:width="0.5cm" svg:height="4.5cm" svg:x="21.5cm" svg:y="1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497cm" svg:height="0.5cm" svg:x="1.003cm" svg:y="3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4" draw:layer="layout" svg:width="1.497cm" svg:height="0.5cm" svg:x="22cm" svg:y="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5cm" svg:height="0.5cm" svg:x="3.1cm" svg:y="3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5" draw:layer="layout" svg:width="0.5cm" svg:height="0.5cm" svg:x="5.1cm" svg:y="7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6" draw:layer="layout" svg:width="0.5cm" svg:height="0.5cm" draw:transform="rotate (-1.58929681686604) translate (4.105cm 6.20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5cm" svg:height="0.5cm" svg:x="7.2cm" svg:y="10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6" draw:layer="layout" svg:width="0.5cm" svg:height="0.5cm" draw:transform="rotate (-1.58929681686604) translate (6.109cm 9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6" draw:layer="layout" svg:width="0.5cm" svg:height="0.5cm" draw:transform="rotate (-1.58929681686604) translate (8.2cm 12.00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5cm" svg:height="0.5cm" svg:x="9.3cm" svg:y="12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6" draw:layer="layout" svg:width="0.5cm" svg:height="0.5cm" draw:transform="rotate (-1.58929681686604) translate (10.309cm 13.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5cm" svg:height="0.5cm" svg:x="10.4cm" svg:y="14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5cm" svg:height="0.5cm" svg:x="11.501cm" svg:y="14.4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6" draw:layer="layout" svg:width="0.5cm" svg:height="0.5cm" draw:transform="rotate (1.56660753659011) translate (12.203cm 14.21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5cm" svg:height="0.5cm" svg:x="12.8cm" svg:y="12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5cm" svg:height="0.5cm" svg:x="13.9cm" svg:y="12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6" draw:layer="layout" svg:width="0.5cm" svg:height="0.5cm" draw:transform="rotate (1.56660753659011) translate (16.9cm 10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6" draw:layer="layout" svg:width="0.5cm" svg:height="0.5cm" draw:transform="rotate (1.56660753659011) translate (14.598cm 12.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5cm" svg:height="0.5cm" svg:x="15.2cm" svg:y="10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5cm" svg:height="0.5cm" svg:x="16.301cm" svg:y="10.7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5cm" svg:height="0.5cm" svg:x="17.5cm" svg:y="7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5cm" svg:height="0.5cm" svg:x="18.601cm" svg:y="7.8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6" draw:layer="layout" svg:width="0.5cm" svg:height="0.5cm" draw:transform="rotate (1.56660753659011) translate (19.2cm 6.59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5cm" svg:height="0.5cm" svg:x="19.8cm" svg:y="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5cm" svg:height="0.5cm" svg:x="20.901cm" svg:y="3.6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4" draw:layer="layout" svg:width="1.799cm" svg:height="0.5cm" svg:x="10.401cm" svg:y="12.8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4" draw:layer="layout" svg:width="6.1cm" svg:height="0.5cm" svg:x="8.5cm" svg:y="10.8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4" draw:layer="layout" svg:width="10.4cm" svg:height="0.5cm" svg:x="6.5cm" svg:y="7.7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4" draw:layer="layout" svg:width="14.7cm" svg:height="0.5cm" svg:x="4.5cm" svg:y="3.5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7" draw:layer="layout" svg:width="0.5cm" svg:height="0.962cm" svg:x="2.5cm" svg:y="1cm">
          <draw:text-box>
            <text:p>3</text:p>
          </draw:text-box>
        </draw:frame>
        <draw:frame draw:style-name="gr20" draw:text-style-name="P7" draw:layer="layout" svg:width="0.5cm" svg:height="0.962cm" svg:x="2.5cm" svg:y="1cm">
          <draw:text-box>
            <text:p>3</text:p>
          </draw:text-box>
        </draw:frame>
        <draw:frame draw:style-name="gr20" draw:text-style-name="P7" draw:layer="layout" svg:width="1.5cm" svg:height="0.725cm" svg:x="2.4cm" svg:y="0.9cm">
          <draw:text-box>
            <text:p><text:span text:style-name="T1">3</text:span></text:p>
          </draw:text-box>
        </draw:frame>
        <draw:frame draw:style-name="gr20" draw:text-style-name="P7" draw:layer="layout" svg:width="1.5cm" svg:height="0.725cm" svg:x="3.5cm" svg:y="0.901cm">
          <draw:text-box>
            <text:p><text:span text:style-name="T1">64</text:span></text:p>
          </draw:text-box>
        </draw:frame>
        <draw:frame draw:style-name="gr20" draw:text-style-name="P7" draw:layer="layout" svg:width="1.5cm" svg:height="0.725cm" svg:x="2.4cm" svg:y="0.901cm">
          <draw:text-box>
            <text:p><text:span text:style-name="T1">3</text:span></text:p>
          </draw:text-box>
        </draw:frame>
        <draw:frame draw:style-name="gr20" draw:text-style-name="P7" draw:layer="layout" svg:width="1.5cm" svg:height="0.725cm" svg:x="4.5cm" svg:y="6.075cm">
          <draw:text-box>
            <text:p><text:span text:style-name="T1">3</text:span></text:p>
          </draw:text-box>
        </draw:frame>
        <draw:custom-shape draw:style-name="gr2" draw:text-style-name="P1" draw:layer="layout" svg:width="0.5cm" svg:height="2.8cm" svg:x="4.6cm" svg:y="6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5cm" svg:height="0.5cm" svg:x="4.1cm" svg:y="7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0.5cm" svg:height="1.8cm" svg:x="6.7cm" svg:y="10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5cm" svg:height="0.5cm" svg:x="6.2cm" svg:y="10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0.5cm" svg:height="1.2cm" svg:x="8.8cm" svg:y="12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5cm" svg:height="0.5cm" svg:x="8.3cm" svg:y="12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7" draw:layer="layout" svg:width="1.5cm" svg:height="0.725cm" svg:x="5.5cm" svg:y="6.076cm">
          <draw:text-box>
            <text:p><text:span text:style-name="T1">3</text:span></text:p>
          </draw:text-box>
        </draw:frame>
        <draw:frame draw:style-name="gr20" draw:text-style-name="P7" draw:layer="layout" svg:width="1.5cm" svg:height="0.725cm" svg:x="6.6cm" svg:y="9.477cm">
          <draw:text-box>
            <text:p><text:span text:style-name="T1">3</text:span></text:p>
          </draw:text-box>
        </draw:frame>
        <draw:frame draw:style-name="gr20" draw:text-style-name="P7" draw:layer="layout" svg:width="1.5cm" svg:height="0.725cm" svg:x="7.6cm" svg:y="9.478cm">
          <draw:text-box>
            <text:p><text:span text:style-name="T1">3</text:span></text:p>
          </draw:text-box>
        </draw:frame>
        <draw:frame draw:style-name="gr20" draw:text-style-name="P7" draw:layer="layout" svg:width="1.5cm" svg:height="0.725cm" svg:x="8.7cm" svg:y="11.879cm">
          <draw:text-box>
            <text:p><text:span text:style-name="T1">3</text:span></text:p>
          </draw:text-box>
        </draw:frame>
        <draw:frame draw:style-name="gr20" draw:text-style-name="P7" draw:layer="layout" svg:width="1.5cm" svg:height="0.725cm" svg:x="9.7cm" svg:y="11.88cm">
          <draw:text-box>
            <text:p><text:span text:style-name="T1">3</text:span></text:p>
          </draw:text-box>
        </draw:frame>
        <draw:frame draw:style-name="gr20" draw:text-style-name="P7" draw:layer="layout" svg:width="1.5cm" svg:height="0.725cm" svg:x="10.8cm" svg:y="13.681cm">
          <draw:text-box>
            <text:p><text:span text:style-name="T1">3</text:span></text:p>
          </draw:text-box>
        </draw:frame>
        <draw:frame draw:style-name="gr20" draw:text-style-name="P7" draw:layer="layout" svg:width="1.5cm" svg:height="0.725cm" svg:x="12.1cm" svg:y="11.882cm">
          <draw:text-box>
            <text:p><text:span text:style-name="T1">3</text:span></text:p>
          </draw:text-box>
        </draw:frame>
        <draw:frame draw:style-name="gr20" draw:text-style-name="P7" draw:layer="layout" svg:width="1.5cm" svg:height="0.725cm" svg:x="13.2cm" svg:y="11.883cm">
          <draw:text-box>
            <text:p><text:span text:style-name="T1">3</text:span></text:p>
          </draw:text-box>
        </draw:frame>
        <draw:frame draw:style-name="gr20" draw:text-style-name="P7" draw:layer="layout" svg:width="1.5cm" svg:height="0.725cm" svg:x="14.5cm" svg:y="9.484cm">
          <draw:text-box>
            <text:p><text:span text:style-name="T1">3</text:span></text:p>
          </draw:text-box>
        </draw:frame>
        <draw:frame draw:style-name="gr20" draw:text-style-name="P7" draw:layer="layout" svg:width="1.5cm" svg:height="0.725cm" svg:x="15.6cm" svg:y="9.485cm">
          <draw:text-box>
            <text:p><text:span text:style-name="T1">3</text:span></text:p>
          </draw:text-box>
        </draw:frame>
        <presentation:notes draw:style-name="dp2">
          <draw:page-thumbnail draw:style-name="gr21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1T18:19:49.315000000</meta:creation-date>
    <dc:date>2022-06-14T15:54:33.906000000</dc:date>
    <meta:editing-duration>PT2H4M56S</meta:editing-duration>
    <meta:editing-cycles>3</meta:editing-cycles>
    <meta:generator>LibreOffice/7.1.4.2$Windows_X86_64 LibreOffice_project/a529a4fab45b75fefc5b6226684193eb000654f6</meta:generator>
    <meta:document-statistic meta:object-count="98"/>
  </office:meta>
</office:document-meta>
</file>